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66cc" fo:font-size="11pt" style:font-size-asian="11pt" style:font-size-complex="11pt"/>
    </style:style>
    <style:style style:name="T6" style:family="text">
      <style:text-properties fo:color="#0066c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8.156cm" svg:height="15.292cm" svg:x="1.016cm" svg:y="0.295cm">
          <draw:text-box>
            <text:p text:style-name="P1"><text:span text:style-name="T1">DID Core</text:span></text:p>
            <text:p text:style-name="P1"><text:span text:style-name="T2"/></text:p>
            <text:p text:style-name="P2"><text:span text:style-name="T3">…</text:span></text:p>
            <text:p text:style-name="P1"><text:span text:style-name="T2"/></text:p>
            <text:p text:style-name="P1"><text:span text:style-name="T4">3. Overall Architecture</text:span></text:p>
            <text:p text:style-name="P1"><text:span text:style-name="T3">…</text:span></text:p>
            <text:p text:style-name="P1"><text:span text:style-name="T5">3.4. DID Resolvers and DID Resolution</text:span></text:p>
            <text:p text:style-name="P2"><text:span text:style-name="T3">…</text:span></text:p>
            <text:p text:style-name="P2"><text:span text:style-name="T2"/></text:p>
            <text:p text:style-name="P1"><text:span text:style-name="T4">5. Identifier</text:span></text:p>
            <text:p text:style-name="P2"><text:span text:style-name="T3">…</text:span></text:p>
            <text:p text:style-name="P1"><text:span text:style-name="T2">5.2. DID URL Syntax</text:span></text:p>
            <text:p text:style-name="P1"><text:span text:style-name="T2">5.2.1. Generic DID Syntax</text:span></text:p>
            <text:p text:style-name="P1"><text:span text:style-name="T2">5.2.2. Generic DID URL Parameters</text:span></text:p>
            <text:p text:style-name="P1"><text:span text:style-name="T2">5.2.3. Method-Specific DID URL Parameters</text:span></text:p>
            <text:p text:style-name="P2"><text:span text:style-name="T3">…</text:span></text:p>
            <text:p text:style-name="P2"><text:span text:style-name="T2"/></text:p>
            <text:p text:style-name="P1"><text:span text:style-name="T4">8. Core Representations</text:span></text:p>
            <text:p text:style-name="P2"><text:span text:style-name="T3">…</text:span></text:p>
            <text:p text:style-name="P2"><text:span text:style-name="T2"/></text:p>
            <text:p text:style-name="P1"><text:span text:style-name="T4">9. Methods</text:span></text:p>
            <text:p text:style-name="P1"><text:span text:style-name="T2">9.1. Method Schemes</text:span></text:p>
            <text:p text:style-name="P1"><text:span text:style-name="T2">9.2. Method Operations</text:span></text:p>
            <text:p text:style-name="P1"><text:span text:style-name="T2">9.2.1. Create</text:span></text:p>
            <text:p text:style-name="P1"><text:span text:style-name="T5">9.2.2. Read/Verify</text:span></text:p>
            <text:p text:style-name="P1"><text:span text:style-name="T2">9.2.3. Update</text:span></text:p>
            <text:p text:style-name="P1"><text:span text:style-name="T2">9.2.4. Deactivate</text:span></text:p>
            <text:p text:style-name="P2"><text:span text:style-name="T3">…</text:span></text:p>
            <text:p text:style-name="P2"><text:span text:style-name="T2"/></text:p>
            <text:p text:style-name="P1"><text:span text:style-name="T6">10. Resolution</text:span></text:p>
            <text:p text:style-name="P2"><text:span text:style-name="T3">…</text:span></text:p>
            <text:p text:style-name="P2"><text:span text:style-name="T2"/></text:p>
            <text:p text:style-name="P1"><text:span text:style-name="T4">11. Security Considerations</text:span></text:p>
            <text:p text:style-name="P1"><text:span text:style-name="T2">11.1. Choosing DID Resolvers</text:span></text:p>
            <text:p text:style-name="P2"><text:span text:style-name="T3">…</text:span></text:p>
            <text:p text:style-name="P2"><text:span text:style-name="T2"/></text:p>
            <text:p text:style-name="P1"><text:span text:style-name="T4">12. Privacy Considerations</text:span></text:p>
            <text:p text:style-name="P2"><text:span text:style-name="T3">…</text:span></text:p>
          </draw:text-box>
        </draw:frame>
        <draw:frame draw:style-name="gr1" draw:text-style-name="P3" draw:layer="layout" svg:width="8.139cm" svg:height="13.721cm" svg:x="15.016cm" svg:y="0.296cm">
          <draw:text-box>
            <text:p text:style-name="P2"><text:span text:style-name="T1">DID Resolution</text:span></text:p>
            <text:p text:style-name="P2"><text:span text:style-name="T2"/></text:p>
            <text:p text:style-name="P2"><text:span text:style-name="T3">…</text:span></text:p>
            <text:p text:style-name="P2"><text:span text:style-name="T2"/></text:p>
            <text:p text:style-name="P2"><text:span text:style-name="T6">3. Resolving a DID resolve()</text:span></text:p>
            <text:p text:style-name="P2"><text:span text:style-name="T2">3.1. Input</text:span></text:p>
            <text:p text:style-name="P2"><text:span text:style-name="T2">3.2. Algorithm</text:span></text:p>
            <text:p text:style-name="P2"><text:span text:style-name="T3">…</text:span></text:p>
            <text:p text:style-name="P2"><text:span text:style-name="T2"/></text:p>
            <text:p text:style-name="P2"><text:span text:style-name="T4">4. Dereferencing a DID URL dereference()</text:span></text:p>
            <text:p text:style-name="P2"><text:span text:style-name="T2">4.1. Input</text:span></text:p>
            <text:p text:style-name="P2"><text:span text:style-name="T2">4.2. Algorithm</text:span></text:p>
            <text:p text:style-name="P2"><text:span text:style-name="T3">…</text:span></text:p>
            <text:p text:style-name="P2"><text:span text:style-name="T2"/></text:p>
            <text:p text:style-name="P2"><text:span text:style-name="T4">5. DID Resolution Architectures</text:span></text:p>
            <text:p text:style-name="P2"><text:span text:style-name="T2">5.1. Method Architectures</text:span></text:p>
            <text:p text:style-name="P2"><text:span text:style-name="T2">5.2. Resolver Architectures</text:span></text:p>
            <text:p text:style-name="P2"><text:span text:style-name="T3">…</text:span></text:p>
            <text:p text:style-name="P2"><text:span text:style-name="T2"/></text:p>
            <text:p text:style-name="P2"><text:span text:style-name="T4">6. DID Resolution Result</text:span></text:p>
            <text:p text:style-name="P2"><text:span text:style-name="T3">…</text:span></text:p>
            <text:p text:style-name="P2"><text:span text:style-name="T2">6.3. Resolver Metadata</text:span></text:p>
            <text:p text:style-name="P2"><text:span text:style-name="T2">6.4. Method Metadata</text:span></text:p>
            <text:p text:style-name="P2"><text:span text:style-name="T3">…</text:span></text:p>
            <text:p text:style-name="P2"><text:span text:style-name="T2"/></text:p>
            <text:p text:style-name="P2"><text:span text:style-name="T4">8. Bindings</text:span></text:p>
            <text:p text:style-name="P2"><text:span text:style-name="T2">8.1. HTTP(S) Binding</text:span></text:p>
            <text:p text:style-name="P2"><text:span text:style-name="T3">…</text:span></text:p>
            <text:p text:style-name="P2"><text:span text:style-name="T2"/></text:p>
            <text:p text:style-name="P2"><text:span text:style-name="T4">9. Errors</text:span></text:p>
            <text:p text:style-name="P2"><text:span text:style-name="T3">…</text:span></text:p>
            <text:p text:style-name="P2"><text:span text:style-name="T2"/></text:p>
            <text:p text:style-name="P2"><text:span text:style-name="T4">10. Security and Privacy Considerations</text:span></text:p>
            <text:p text:style-name="P2"><text:span text:style-name="T3">…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Sabadello</meta:initial-creator>
    <meta:creation-date>2020-03-05T18:35:13.567566530</meta:creation-date>
    <dc:date>2020-03-05T23:17:05.081198681</dc:date>
    <dc:creator>Markus Sabadello</dc:creator>
    <meta:editing-duration>PT3H51M9S</meta:editing-duration>
    <meta:editing-cycles>7</meta:editing-cycles>
    <meta:generator>LibreOffice/6.4.1.1$Linux_X86_64 LibreOffice_project/40$Build-1</meta:generator>
    <meta:document-statistic meta:object-count="25"/>
  </office:meta>
</office:document-meta>
</file>